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5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officeooo:rsid="006a77ce" officeooo:paragraph-rsid="006a77ce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officeooo:rsid="006a77ce" officeooo:paragraph-rsid="006a77ce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6d09bc" officeooo:paragraph-rsid="006d09bc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officeooo:rsid="006d09bc" officeooo:paragraph-rsid="006e8397" style:font-size-asian="10.5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577703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638505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paragraph-rsid="0064cedc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68af8a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4e28aa" officeooo:paragraph-rsid="004e28aa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5556d6" officeooo:paragraph-rsid="005556d6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57cc90" officeooo:paragraph-rsid="0057cc90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59d83a" officeooo:paragraph-rsid="0059d83a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5ad499" officeooo:paragraph-rsid="005ad499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6b0a9f" officeooo:paragraph-rsid="006b0a9f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588dc5" officeooo:paragraph-rsid="00588dc5" fo:background-color="transparent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843855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  <style:style style:name="T8" style:family="text">
      <style:text-properties officeooo:rsid="00577703"/>
    </style:style>
    <style:style style:name="T9" style:family="text">
      <style:text-properties officeooo:rsid="00638505"/>
    </style:style>
    <style:style style:name="T10" style:family="text">
      <style:text-properties officeooo:rsid="0064cedc"/>
    </style:style>
    <style:style style:name="T11" style:family="text">
      <style:text-properties officeooo:rsid="0068af8a"/>
    </style:style>
    <style:style style:name="T12" style:family="text">
      <style:text-properties officeooo:rsid="006e9dc9"/>
    </style:style>
    <style:style style:name="T13" style:family="text">
      <style:text-properties officeooo:rsid="007085c5"/>
    </style:style>
    <style:style style:name="T14" style:family="text">
      <style:text-properties officeooo:rsid="008099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3906212303104">
          <table:table-cell table:style-name="Table1.A1" office:value-type="string">
            <text:p text:style-name="P23">Broj indeksa</text:p>
          </table:table-cell>
          <table:table-cell table:style-name="Table1.B1" office:value-type="string">
            <text:p text:style-name="P23">SW48/2017</text:p>
          </table:table-cell>
        </table:table-row>
        <table:table-row table:style-name="TableLine93906212364880">
          <table:table-cell table:style-name="Table1.A2" office:value-type="string">
            <text:p text:style-name="P23">Ime I prezime</text:p>
          </table:table-cell>
          <table:table-cell table:style-name="Table1.B2" office:value-type="string">
            <text:p text:style-name="P23">Jovan Ćorilić</text:p>
          </table:table-cell>
        </table:table-row>
        <table:table-row table:style-name="TableLine93906212366192">
          <table:table-cell table:style-name="Table1.A2" office:value-type="string">
            <text:p text:style-name="P24">Šifra zadatka</text:p>
          </table:table-cell>
          <table:table-cell table:style-name="Table1.B2" office:value-type="string">
            <text:p text:style-name="P12">PP-8JC5Q</text:p>
          </table:table-cell>
        </table:table-row>
        <table:table-row table:style-name="TableLine93906212366832">
          <table:table-cell table:style-name="Table1.A2" office:value-type="string">
            <text:p text:style-name="P25">Kontrolna tačka</text:p>
          </table:table-cell>
          <table:table-cell table:style-name="Table1.B2" office:value-type="string">
            <text:p text:style-name="P25">1</text:p>
          </table:table-cell>
        </table:table-row>
        <table:table-row table:style-name="TableLine93906212367632">
          <table:table-cell table:style-name="Table1.A2" office:value-type="string">
            <text:p text:style-name="P25">Operativni sistem</text:p>
          </table:table-cell>
          <table:table-cell table:style-name="Table1.B2" office:value-type="string">
            <text:p text:style-name="P12">Ubuntu 20.04.2 LTS</text:p>
          </table:table-cell>
        </table:table-row>
        <table:table-row table:style-name="TableLine93906212368432">
          <table:table-cell table:style-name="Table1.A2" office:value-type="string">
            <text:p text:style-name="P26">Gcc verzija</text:p>
          </table:table-cell>
          <table:table-cell table:style-name="Table1.B2" office:value-type="string">
            <text:p text:style-name="P12">9.3.0</text:p>
          </table:table-cell>
        </table:table-row>
      </table:table>
      <text:p text:style-name="P7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3906212369808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7">Zadatak</text:p>
          </table:table-cell>
          <table:table-cell table:style-name="Table2.A1" office:value-type="string">
            <text:p text:style-name="P27">SIN</text:p>
          </table:table-cell>
          <table:table-cell table:style-name="Table2.A1" office:value-type="string">
            <text:p text:style-name="P27">SEM</text:p>
          </table:table-cell>
          <table:table-cell table:style-name="Table2.A1" office:value-type="string">
            <text:p text:style-name="P27">GK</text:p>
          </table:table-cell>
          <table:table-cell table:style-name="Table2.F1" office:value-type="string">
            <text:p text:style-name="P27">Test fajlovi</text:p>
          </table:table-cell>
        </table:table-row>
        <table:table-row table:style-name="TableLine93906212486912">
          <table:table-cell table:style-name="Table2.A2" office:value-type="string">
            <text:p text:style-name="P28">Z<text:span text:style-name="T1">0</text:span></text:p>
          </table:table-cell>
          <table:table-cell table:style-name="Table2.A2" office:value-type="string">
            <text:p text:style-name="P29">miniC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 table:style-name="TableLine93906212491264">
          <table:table-cell table:style-name="Table2.A2" office:value-type="string">
            <text:p text:style-name="P29">Z<text:span text:style-name="T1">1</text:span></text:p>
          </table:table-cell>
          <table:table-cell table:style-name="Table2.A2" office:value-type="string">
            <text:p text:style-name="P29">komentari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1.mc</text:p>
          </table:table-cell>
        </table:table-row>
        <table:table-row table:style-name="TableLine93906212492400">
          <table:table-cell table:style-name="Table2.A2" office:value-type="string">
            <text:p text:style-name="P30">Z<text:span text:style-name="T1">2</text:span></text:p>
          </table:table-cell>
          <table:table-cell table:style-name="Table2.A2" office:value-type="string">
            <text:p text:style-name="P31">Select iskaz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2.mc</text:p>
            <text:p text:style-name="P12">test-synerr21.mc</text:p>
            <text:p text:style-name="P12">test-semerr21.mc</text:p>
            <text:p text:style-name="P12">test-semerr22.mc</text:p>
            <text:p text:style-name="P12">test-semerr23.mc</text:p>
          </table:table-cell>
        </table:table-row>
        <table:table-row table:style-name="TableLine93906212493776">
          <table:table-cell table:style-name="Table2.A2" office:value-type="string">
            <text:p text:style-name="P33">Z3</text:p>
          </table:table-cell>
          <table:table-cell table:style-name="Table2.A2" office:value-type="string">
            <text:p text:style-name="P34">Deklarisanje više promenljivih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3">test-ok<text:span text:style-name="T2">3</text:span>.mc</text:p>
            <text:p text:style-name="P13">test-ok-NAS-31.mc</text:p>
            <text:p text:style-name="P13">test-ok-NAS-32.mc</text:p>
            <text:p text:style-name="P13">test-ok-NAS-33.mc</text:p>
            <text:p text:style-name="P14">test-synerr<text:span text:style-name="T3">3</text:span>.mc</text:p>
            <text:p text:style-name="P14">test-synerr-NAS-31.mc</text:p>
            <text:p text:style-name="P14">test-synerr-NAS-32.mc</text:p>
            <text:p text:style-name="P14">test-synerr-NAS-33.mc</text:p>
            <text:p text:style-name="P14">test-synerr-NAS-34.mc</text:p>
            <text:p text:style-name="P14">test-synerr-NAS-36.mc</text:p>
            <text:p text:style-name="P13">test-semerr31.mc</text:p>
            <text:p text:style-name="P13">test-semerr32.mc</text:p>
            <text:p text:style-name="P13">test-semerr-NAS-31.mc</text:p>
            <text:p text:style-name="P13">test-semerr-NAS-32.mc</text:p>
            <text:p text:style-name="P13">test-semerr-NAS-33.mc</text:p>
            <text:p text:style-name="P13">test-semerr-NAS-34.mc</text:p>
            <text:p text:style-name="P13">test-semerr-NAS-35.mc</text:p>
          </table:table-cell>
        </table:table-row>
        <table:table-row table:style-name="TableLine93906212495184">
          <table:table-cell table:style-name="Table2.A2" office:value-type="string">
            <text:p text:style-name="P35">Z4</text:p>
          </table:table-cell>
          <table:table-cell table:style-name="Table2.A2" office:value-type="string">
            <text:p text:style-name="P35">Inkrement</text:p>
          </table:table-cell>
          <table:table-cell table:style-name="Table2.A2" office:value-type="string">
            <text:p text:style-name="P35">+</text:p>
          </table:table-cell>
          <table:table-cell table:style-name="Table2.A2" office:value-type="string">
            <text:p text:style-name="P35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5">test-ok<text:span text:style-name="T4">4</text:span>.mc</text:p>
            <text:p text:style-name="P15">test-ok-NAS-41.mc</text:p>
            <text:p text:style-name="P15">test-ok-NAS-42.mc</text:p>
            <text:p text:style-name="P15">test-ok-NAS-43.mc</text:p>
            <text:p text:style-name="P15">test-ok-NAS-44.mc</text:p>
            <text:p text:style-name="P15">test-ok-NAS-45.mc</text:p>
            <text:p text:style-name="P15">test-ok-NAS-46.mc</text:p>
            <text:p text:style-name="P15">test-synerr4.mc</text:p>
            <text:p text:style-name="P15">test-synerr-NAS-41.mc</text:p>
            <text:p text:style-name="P15"><text:soft-page-break/>test-synerr-NAS-42.mc</text:p>
            <text:p text:style-name="P15">test-synerr-NAS-43.mc</text:p>
            <text:p text:style-name="P15">test-synerr-NAS-44.mc</text:p>
            <text:p text:style-name="P15">test-synerr-NAS-45.mc</text:p>
            <text:p text:style-name="P15">test-synerr-NAS-46.mc</text:p>
            <text:p text:style-name="P15">test-synerr-NAS-47.mc</text:p>
            <text:p text:style-name="P16">test-semerr<text:span text:style-name="T5">4</text:span>.mc</text:p>
            <text:p text:style-name="P16">test-semerr-NAS-41.mc</text:p>
            <text:p text:style-name="P16">test-semerr-NAS-42.mc</text:p>
            <text:p text:style-name="P16">test-semerr-NAS-43.mc</text:p>
          </table:table-cell>
        </table:table-row>
        <table:table-row table:style-name="TableLine93906212496464">
          <table:table-cell table:style-name="Table2.A2" office:value-type="string">
            <text:p text:style-name="P36">Z5</text:p>
          </table:table-cell>
          <table:table-cell table:style-name="Table2.A2" office:value-type="string">
            <text:p text:style-name="P37">Void tip</text:p>
          </table:table-cell>
          <table:table-cell table:style-name="Table2.A2" office:value-type="string">
            <text:p text:style-name="P37">+</text:p>
          </table:table-cell>
          <table:table-cell table:style-name="Table2.A2" office:value-type="string">
            <text:p text:style-name="P37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5.mc</text:p>
            <text:p text:style-name="P12">test-ok-NAS-81.mc</text:p>
            <text:p text:style-name="P12">test-ok-NAS-82.mc</text:p>
            <text:p text:style-name="P12">test-ok-NAS-83.mc</text:p>
            <text:p text:style-name="P12">test-ok-NAS-84.mc</text:p>
            <text:p text:style-name="P12">test-synerr5.mc</text:p>
            <text:p text:style-name="P12">test-semerr51.mc</text:p>
            <text:p text:style-name="P12">test-semerr52.mc</text:p>
            <text:p text:style-name="P12">test-semerr53.mc</text:p>
          </table:table-cell>
        </table:table-row>
        <table:table-row table:style-name="TableLine93906212497792">
          <table:table-cell table:style-name="Table2.A2" office:value-type="string">
            <text:p text:style-name="P38">Z6</text:p>
          </table:table-cell>
          <table:table-cell table:style-name="Table2.A2" office:value-type="string">
            <text:p text:style-name="P38">Return iskaz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6.mc</text:p>
            <text:p text:style-name="P12">test-ok-NAS-85.mc</text:p>
            <text:p text:style-name="P12">test-ok-NAS-86.mc</text:p>
            <text:p text:style-name="P12">test-ok-NAS-87.mc</text:p>
            <text:p text:style-name="P12">test-ok-NAS-88.mc</text:p>
            <text:p text:style-name="P12">test-ok-NAS-8<text:span text:style-name="T14">9</text:span>.mc</text:p>
            <text:p text:style-name="P17">test-synerr<text:span text:style-name="T6">6</text:span>.mc</text:p>
            <text:p text:style-name="P18">test-semerr<text:span text:style-name="T7">6</text:span>1.mc</text:p>
            <text:p text:style-name="P18">test-semerr<text:span text:style-name="T7">62</text:span>.mc</text:p>
            <text:p text:style-name="P18">test-semerr<text:span text:style-name="T7">63</text:span>.mc</text:p>
            <text:p text:style-name="P18">test-semerr-NAS-81.mc</text:p>
            <text:p text:style-name="P18">test-semerr-NAS-82.mc</text:p>
            <text:p text:style-name="P18">test-semerr-NAS-101.mc</text:p>
          </table:table-cell>
        </table:table-row>
        <table:table-row table:style-name="TableLine93906212499120">
          <table:table-cell table:style-name="Table2.A2" office:value-type="string">
            <text:p text:style-name="P39">Z7</text:p>
          </table:table-cell>
          <table:table-cell table:style-name="Table2.A2" office:value-type="string">
            <text:p text:style-name="P39">Proširiti da funkcija ima više parametara</text:p>
          </table:table-cell>
          <table:table-cell table:style-name="Table2.A2" office:value-type="string">
            <text:p text:style-name="P39">+</text:p>
          </table:table-cell>
          <table:table-cell table:style-name="Table2.A2" office:value-type="string">
            <text:p text:style-name="P39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7.mc</text:p>
            <text:p text:style-name="P49">test-ok-NAS-101.mc</text:p>
            <text:p text:style-name="P49">test-ok-NAS-102.mc</text:p>
            <text:p text:style-name="P49">test-ok-NAS-103.mc</text:p>
            <text:p text:style-name="P49">test-ok-NAS-104.mc</text:p>
            <text:p text:style-name="P49">test-ok-NAS-105.mc</text:p>
            <text:p text:style-name="P12">test-ok-NAS-106.mc</text:p>
            <text:p text:style-name="P12">test-synerr7.mc</text:p>
            <text:p text:style-name="P12">test-synerr-NAS-101.mc</text:p>
            <text:p text:style-name="P12">test-synerr-NAS-102.mc</text:p>
            <text:p text:style-name="P12">test-synerr-NAS-103.mc</text:p>
            <text:p text:style-name="P12">test-semerr71.mc</text:p>
            <text:p text:style-name="P12">test-semerr72.mc</text:p>
            <text:p text:style-name="P12">test-semerr73.mc</text:p>
            <text:p text:style-name="P12">test-semerr74.mc</text:p>
            <text:p text:style-name="P12"><text:soft-page-break/>test-semerr-NAS-102.mc</text:p>
            <text:p text:style-name="P12">test-semerr-NAS-103.mc</text:p>
            <text:p text:style-name="P12">test-semerr-NAS-104.mc</text:p>
            <text:p text:style-name="P12">test-semerr-NAS-105.mc</text:p>
          </table:table-cell>
        </table:table-row>
        <table:table-row table:style-name="TableLine93906212500368">
          <table:table-cell table:style-name="Table2.A2" office:value-type="string">
            <text:p text:style-name="P40"/>
            <text:p text:style-name="P40">Z8</text:p>
          </table:table-cell>
          <table:table-cell table:style-name="Table2.A2" office:value-type="string">
            <text:p text:style-name="P40"/>
            <text:p text:style-name="P40">Blokovi</text:p>
          </table:table-cell>
          <table:table-cell table:style-name="Table2.A2" office:value-type="string">
            <text:p text:style-name="P40"/>
            <text:p text:style-name="P40">+</text:p>
          </table:table-cell>
          <table:table-cell table:style-name="Table2.A2" office:value-type="string">
            <text:p text:style-name="P40"/>
            <text:p text:style-name="P40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  <text:p text:style-name="P12">test-ok8.mc</text:p>
            <text:p text:style-name="P19">test-synerr<text:span text:style-name="T8">8</text:span>.mc</text:p>
            <text:p text:style-name="P12">test-semerr81.mc</text:p>
          </table:table-cell>
        </table:table-row>
        <table:table-row table:style-name="TableLine93906212501696">
          <table:table-cell table:style-name="Table2.A2" office:value-type="string">
            <text:p text:style-name="P41">Z9</text:p>
          </table:table-cell>
          <table:table-cell table:style-name="Table2.A2" office:value-type="string">
            <text:p text:style-name="P41">While iskaz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9.mc</text:p>
            <text:p text:style-name="P12">test-synerr9.mc</text:p>
            <text:p text:style-name="P12">test-semerr9.mc</text:p>
          </table:table-cell>
        </table:table-row>
        <table:table-row table:style-name="TableLine93906212503024">
          <table:table-cell table:style-name="Table2.F2" table:number-columns-spanned="6" office:value-type="string">
            <text:p text:style-name="P45">Specifično za me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06212504320">
          <table:table-cell table:style-name="Table2.A2" office:value-type="string">
            <text:p text:style-name="P42">P1</text:p>
          </table:table-cell>
          <table:table-cell table:style-name="Table2.A2" office:value-type="string">
            <text:p text:style-name="P42">Upotreba logičkih operatora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10.mc</text:p>
            <text:p text:style-name="P12">test-synerr10.mc</text:p>
            <text:p text:style-name="P12">test-semerr10.mc</text:p>
          </table:table-cell>
        </table:table-row>
        <table:table-row table:style-name="TableLine93906212505584">
          <table:table-cell table:style-name="Table2.A2" office:value-type="string">
            <text:p text:style-name="P42">P2</text:p>
          </table:table-cell>
          <table:table-cell table:style-name="Table2.A2" office:value-type="string">
            <text:p text:style-name="P42">LOOP iskaz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11.mc</text:p>
            <text:p text:style-name="P12">test-synerr11.mc</text:p>
            <text:p text:style-name="P12">test-semerr111.mc</text:p>
            <text:p text:style-name="P20">test-semerr11<text:span text:style-name="T9">2</text:span>.mc</text:p>
          </table:table-cell>
        </table:table-row>
        <table:table-row table:style-name="TableLine93906212506912">
          <table:table-cell table:style-name="Table2.A2" office:value-type="string">
            <text:p text:style-name="P42">P3</text:p>
          </table:table-cell>
          <table:table-cell table:style-name="Table2.A2" office:value-type="string">
            <text:p text:style-name="P42">BRANCH iskaz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12.mc</text:p>
            <text:p text:style-name="P21">test-synerr1<text:span text:style-name="T10">21</text:span>.mc</text:p>
            <text:p text:style-name="P21">test-synerr1<text:span text:style-name="T10">22</text:span>.mc</text:p>
            <text:p text:style-name="P21">test-synerr1<text:span text:style-name="T10">23</text:span>.mc</text:p>
            <text:p text:style-name="P21">test-synerr124.mc</text:p>
            <text:p text:style-name="P22">test-semerr12<text:span text:style-name="T11">1</text:span>.mc</text:p>
            <text:p text:style-name="P21">test-semerr122.mc</text:p>
          </table:table-cell>
        </table:table-row>
      </table:table>
      <text:p text:style-name="P8"/>
      <text:p text:style-name="P6">Detalji implementacije</text:p>
      <table:table table:name="Table3" table:style-name="Table3">
        <table:table-column table:style-name="Table3.A"/>
        <table:table-column table:style-name="Table3.B"/>
        <table:table-row table:style-name="TableLine93906212508992">
          <table:table-cell table:style-name="Table3.A1" office:value-type="string">
            <text:p text:style-name="P44">Prevodilac makefile</text:p>
          </table:table-cell>
          <table:table-cell table:style-name="Table3.B1" office:value-type="string">
            <text:p text:style-name="P44">NE</text:p>
          </table:table-cell>
        </table:table-row>
        <table:table-row table:style-name="TableLine93906212513344">
          <table:table-cell table:style-name="Table3.A2" office:value-type="string">
            <text:p text:style-name="P44">Hipsim fajlovi</text:p>
          </table:table-cell>
          <table:table-cell table:style-name="Table3.B2" office:value-type="string">
            <text:p text:style-name="P44">DA</text:p>
          </table:table-cell>
        </table:table-row>
        <table:table-row table:style-name="TableLine93906212514592">
          <table:table-cell table:style-name="Table3.A2" office:value-type="string">
            <text:p text:style-name="P44">Tabela simbola</text:p>
          </table:table-cell>
          <table:table-cell table:style-name="Table3.B2" office:value-type="string">
            <text:p text:style-name="P44">NE</text:p>
          </table:table-cell>
        </table:table-row>
      </table:table>
      <text:p text:style-name="P9"/>
      <text:p text:style-name="P10">Promenjen je defs.h , u delu types dodat je VOID.</text:p>
      <text:p text:style-name="P10"/>
      <text:p text:style-name="P10">Z7</text:p>
      <text:p text:style-name="P11">Za pamćenje kojeg je tipa, napravljen je array veličine tabele simbol<text:span text:style-name="T12">a </text:span>. <text:s/>U tom array-u se čuva koji su tipovi <text:span text:style-name="T13">i</text:span> koji je redosled <text:span text:style-name="T13">promenljivih u zagradi funkcij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3T16:58:56.107745981</dc:date>
    <meta:editing-duration>PT11H26M22S</meta:editing-duration>
    <meta:editing-cycles>121</meta:editing-cycles>
    <meta:generator>LibreOffice/6.4.7.2$Linux_X86_64 LibreOffice_project/40$Build-2</meta:generator>
    <meta:document-statistic meta:table-count="3" meta:image-count="0" meta:object-count="0" meta:page-count="3" meta:paragraph-count="187" meta:word-count="260" meta:character-count="2570" meta:non-whitespace-character-count="2496"/>
  </office:meta>
</office:document-meta>
</file>